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text-align="center" style:justify-single-word="false"/>
    </style:style>
    <style:style style:name="P2" style:family="paragraph" style:parent-style-name="Heading_20_2">
      <style:text-properties officeooo:rsid="003cdfe9" officeooo:paragraph-rsid="003cdfe9"/>
    </style:style>
    <style:style style:name="P3" style:family="paragraph" style:parent-style-name="Heading_20_2">
      <style:text-properties officeooo:rsid="00406edc" officeooo:paragraph-rsid="00406edc"/>
    </style:style>
    <style:style style:name="P4" style:family="paragraph" style:parent-style-name="Standard" style:list-style-name="L4">
      <style:text-properties officeooo:paragraph-rsid="00367ec9"/>
    </style:style>
    <style:style style:name="P5" style:family="paragraph" style:parent-style-name="Standard" style:list-style-name="L4">
      <style:paragraph-properties fo:text-align="justify" style:justify-single-word="false"/>
      <style:text-properties officeooo:paragraph-rsid="00367ec9"/>
    </style:style>
    <style:style style:name="P6" style:family="paragraph" style:parent-style-name="Text_20_body" style:list-style-name="L1"/>
    <style:style style:name="P7" style:family="paragraph" style:parent-style-name="Text_20_body">
      <style:paragraph-properties fo:text-align="center" style:justify-single-word="false"/>
    </style:style>
    <style:style style:name="P8" style:family="paragraph" style:parent-style-name="Text_20_body" style:list-style-name="L1">
      <style:text-properties fo:font-weight="bold" style:font-weight-asian="bold" style:font-weight-complex="bold"/>
    </style:style>
    <style:style style:name="P9" style:family="paragraph" style:parent-style-name="Text_20_body" style:list-style-name="L1">
      <style:text-properties officeooo:rsid="00367ec9" officeooo:paragraph-rsid="00367ec9"/>
    </style:style>
    <style:style style:name="P10" style:family="paragraph" style:parent-style-name="Text_20_body" style:list-style-name="L11">
      <style:text-properties officeooo:paragraph-rsid="00367ec9"/>
    </style:style>
    <style:style style:name="P11" style:family="paragraph" style:parent-style-name="Text_20_body">
      <style:text-properties officeooo:paragraph-rsid="00406edc"/>
    </style:style>
    <style:style style:name="P12" style:family="paragraph" style:parent-style-name="Text_20_body">
      <style:text-properties officeooo:paragraph-rsid="0041c4da"/>
    </style:style>
    <style:style style:name="P13" style:family="paragraph" style:parent-style-name="Text_20_body">
      <style:text-properties officeooo:paragraph-rsid="004273fa"/>
    </style:style>
    <style:style style:name="P14" style:family="paragraph" style:parent-style-name="Text_20_body">
      <style:text-properties officeooo:rsid="00445824" officeooo:paragraph-rsid="00445824"/>
    </style:style>
    <style:style style:name="P15" style:family="paragraph" style:parent-style-name="Text_20_body">
      <style:text-properties officeooo:paragraph-rsid="00467995"/>
    </style:style>
    <style:style style:name="P16" style:family="paragraph" style:parent-style-name="Text_20_body">
      <style:text-properties officeooo:paragraph-rsid="004716a0"/>
    </style:style>
    <style:style style:name="P17" style:family="paragraph" style:parent-style-name="Text_20_body">
      <style:text-properties officeooo:paragraph-rsid="0047c4df"/>
    </style:style>
    <style:style style:name="P18" style:family="paragraph" style:parent-style-name="Text_20_body">
      <style:paragraph-properties fo:text-align="justify" style:justify-single-word="false"/>
      <style:text-properties officeooo:rsid="004ee9ea" officeooo:paragraph-rsid="004ee9ea"/>
    </style:style>
    <style:style style:name="P19" style:family="paragraph" style:parent-style-name="Text_20_body">
      <style:paragraph-properties fo:text-align="justify" style:justify-single-word="false"/>
    </style:style>
    <style:style style:name="P20" style:family="paragraph" style:parent-style-name="Text_20_body" style:list-style-name="L7">
      <style:paragraph-properties fo:text-align="justify" style:justify-single-word="false"/>
    </style:style>
    <style:style style:name="P21" style:family="paragraph" style:parent-style-name="Text_20_body" style:list-style-name="L7">
      <style:paragraph-properties fo:text-align="justify" style:justify-single-word="false"/>
      <style:text-properties officeooo:paragraph-rsid="004637fe"/>
    </style:style>
    <style:style style:name="P22" style:family="paragraph" style:parent-style-name="Text_20_body" style:list-style-name="L11">
      <style:paragraph-properties fo:text-align="justify" style:justify-single-word="false"/>
      <style:text-properties officeooo:paragraph-rsid="00367ec9"/>
    </style:style>
    <style:style style:name="P23" style:family="paragraph" style:parent-style-name="Text_20_body">
      <style:text-properties officeooo:paragraph-rsid="006e00f0"/>
    </style:style>
    <style:style style:name="P24" style:family="paragraph" style:parent-style-name="Text_20_body">
      <style:text-properties officeooo:paragraph-rsid="00701d6c"/>
    </style:style>
    <style:style style:name="P25" style:family="paragraph" style:parent-style-name="Text_20_body">
      <style:text-properties officeooo:paragraph-rsid="0055dec1"/>
    </style:style>
    <style:style style:name="T1" style:family="text">
      <style:text-properties officeooo:rsid="0022fd39"/>
    </style:style>
    <style:style style:name="T2" style:family="text">
      <style:text-properties officeooo:rsid="002743bc"/>
    </style:style>
    <style:style style:name="T3" style:family="text">
      <style:text-properties fo:font-weight="bold" style:font-weight-asian="bold" style:font-weight-complex="bold"/>
    </style:style>
    <style:style style:name="T4" style:family="text">
      <style:text-properties fo:font-weight="bold" officeooo:rsid="002656ee" style:font-weight-asian="bold" style:font-weight-complex="bold"/>
    </style:style>
    <style:style style:name="T5" style:family="text">
      <style:text-properties fo:font-weight="bold" officeooo:rsid="00406edc" style:font-weight-asian="bold" style:font-weight-complex="bold"/>
    </style:style>
    <style:style style:name="T6" style:family="text">
      <style:text-properties fo:font-weight="bold" officeooo:rsid="004273fa" style:font-weight-asian="bold" style:font-weight-complex="bold"/>
    </style:style>
    <style:style style:name="T7" style:family="text">
      <style:text-properties fo:font-weight="bold" officeooo:rsid="004637fe" style:font-weight-asian="bold" style:font-weight-complex="bold"/>
    </style:style>
    <style:style style:name="T8" style:family="text">
      <style:text-properties fo:font-weight="bold" officeooo:rsid="004716a0" style:font-weight-asian="bold" style:font-weight-complex="bold"/>
    </style:style>
    <style:style style:name="T9" style:family="text">
      <style:text-properties fo:font-weight="bold" officeooo:rsid="0047c4df" style:font-weight-asian="bold" style:font-weight-complex="bold"/>
    </style:style>
    <style:style style:name="T10" style:family="text">
      <style:text-properties fo:font-weight="bold" officeooo:rsid="005bbbcf" style:font-weight-asian="bold" style:font-weight-complex="bold"/>
    </style:style>
    <style:style style:name="T11" style:family="text">
      <style:text-properties fo:font-weight="bold" officeooo:rsid="00701d6c" style:font-weight-asian="bold" style:font-weight-complex="bold"/>
    </style:style>
    <style:style style:name="T12" style:family="text">
      <style:text-properties fo:font-weight="bold" officeooo:rsid="007221e4" style:font-weight-asian="bold" style:font-weight-complex="bold"/>
    </style:style>
    <style:style style:name="T13" style:family="text">
      <style:text-properties fo:font-weight="bold" officeooo:rsid="0078401b" style:font-weight-asian="bold" style:font-weight-complex="bold"/>
    </style:style>
    <style:style style:name="T14" style:family="text">
      <style:text-properties fo:font-weight="bold" officeooo:rsid="0079fb64"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398c10" style:font-weight-asian="normal" style:font-weight-complex="normal"/>
    </style:style>
    <style:style style:name="T17" style:family="text">
      <style:text-properties fo:font-weight="normal" officeooo:rsid="004273fa" style:font-weight-asian="normal" style:font-weight-complex="normal"/>
    </style:style>
    <style:style style:name="T18" style:family="text">
      <style:text-properties fo:font-weight="normal" officeooo:rsid="0047c4df" style:font-weight-asian="normal" style:font-weight-complex="normal"/>
    </style:style>
    <style:style style:name="T19" style:family="text">
      <style:text-properties officeooo:rsid="00398c10"/>
    </style:style>
    <style:style style:name="T20" style:family="text">
      <style:text-properties officeooo:rsid="003e39f9"/>
    </style:style>
    <style:style style:name="T21" style:family="text">
      <style:text-properties officeooo:rsid="00406edc"/>
    </style:style>
    <style:style style:name="T22" style:family="text">
      <style:text-properties fo:font-variant="normal" fo:text-transform="none" fo:color="#222222" loext:opacity="100%" style:font-name="Arial" fo:font-size="9.75pt" fo:letter-spacing="normal" fo:font-style="normal" fo:font-weight="normal"/>
    </style:style>
    <style:style style:name="T23" style:family="text">
      <style:text-properties fo:font-variant="normal" fo:text-transform="none" fo:color="#222222" loext:opacity="100%" style:font-name="Arial" fo:font-size="9.75pt" fo:letter-spacing="normal" fo:font-style="normal" fo:font-weight="normal" officeooo:rsid="004273fa"/>
    </style:style>
    <style:style style:name="T24" style:family="text">
      <style:text-properties fo:font-variant="normal" fo:text-transform="none" fo:color="#222222" loext:opacity="100%" style:font-name="Arial" fo:font-size="9.75pt" fo:letter-spacing="normal" fo:font-style="normal" fo:font-weight="normal" officeooo:rsid="00406edc"/>
    </style:style>
    <style:style style:name="T25" style:family="text">
      <style:text-properties fo:font-variant="normal" fo:text-transform="none" fo:color="#222222" loext:opacity="100%" style:font-name="Arial" fo:font-size="9.75pt" fo:letter-spacing="normal" fo:font-style="normal" fo:font-weight="normal" officeooo:rsid="004716a0"/>
    </style:style>
    <style:style style:name="T26" style:family="text">
      <style:text-properties fo:font-variant="normal" fo:text-transform="none" fo:color="#222222" loext:opacity="100%" style:font-name="Arial" fo:font-size="9.75pt" fo:letter-spacing="normal" fo:font-style="normal" fo:font-weight="normal" officeooo:rsid="0047c4df"/>
    </style:style>
    <style:style style:name="T27" style:family="text">
      <style:text-properties fo:font-variant="normal" fo:text-transform="none" fo:color="#222222" loext:opacity="100%" style:font-name="Arial" fo:font-size="9.75pt" fo:letter-spacing="normal" fo:font-style="normal" fo:font-weight="normal" officeooo:rsid="00701d6c"/>
    </style:style>
    <style:style style:name="T28" style:family="text">
      <style:text-properties fo:font-variant="normal" fo:text-transform="none" fo:color="#222222" loext:opacity="100%" style:font-name="Arial" fo:font-size="9.75pt" fo:letter-spacing="normal" fo:font-style="normal" fo:font-weight="normal" officeooo:rsid="007221e4"/>
    </style:style>
    <style:style style:name="T29" style:family="text">
      <style:text-properties fo:font-variant="normal" fo:text-transform="none" fo:color="#222222" loext:opacity="100%" style:font-name="Arial" fo:font-size="9.75pt" fo:letter-spacing="normal" fo:font-style="normal" fo:font-weight="bold" style:font-weight-asian="bold" style:font-weight-complex="bold"/>
    </style:style>
    <style:style style:name="T30" style:family="text">
      <style:text-properties fo:font-variant="normal" fo:text-transform="none" fo:color="#222222" loext:opacity="100%" style:font-name="Arial" fo:font-size="9.75pt" fo:letter-spacing="normal" fo:font-style="normal" fo:font-weight="bold" officeooo:rsid="0041c4da" style:font-weight-asian="bold" style:font-weight-complex="bold"/>
    </style:style>
    <style:style style:name="T31" style:family="text">
      <style:text-properties fo:font-variant="normal" fo:text-transform="none" fo:color="#222222" loext:opacity="100%" style:font-name="Arial" fo:font-size="9.75pt" fo:letter-spacing="normal" fo:font-style="normal" fo:font-weight="bold" officeooo:rsid="004273fa" style:font-weight-asian="bold" style:font-weight-complex="bold"/>
    </style:style>
    <style:style style:name="T32" style:family="text">
      <style:text-properties fo:font-variant="normal" fo:text-transform="none" fo:color="#222222" loext:opacity="100%" style:font-name="Arial" fo:font-size="9.75pt" fo:letter-spacing="normal" fo:font-style="normal" fo:font-weight="bold" officeooo:rsid="00467995" style:font-weight-asian="bold" style:font-weight-complex="bold"/>
    </style:style>
    <style:style style:name="T33" style:family="text">
      <style:text-properties fo:font-variant="normal" fo:text-transform="none" fo:color="#222222" loext:opacity="100%" style:font-name="Arial" fo:font-size="9.75pt" fo:letter-spacing="normal" fo:font-style="normal" fo:font-weight="bold" officeooo:rsid="004716a0" style:font-weight-asian="bold" style:font-weight-complex="bold"/>
    </style:style>
    <style:style style:name="T34" style:family="text">
      <style:text-properties fo:font-variant="normal" fo:text-transform="none" fo:color="#222222" loext:opacity="100%" style:font-name="Arial" fo:font-size="9.75pt" fo:letter-spacing="normal" fo:font-style="normal" fo:font-weight="bold" officeooo:rsid="0047c4df" style:font-weight-asian="bold" style:font-weight-complex="bold"/>
    </style:style>
    <style:style style:name="T35" style:family="text">
      <style:text-properties fo:font-variant="normal" fo:text-transform="none" fo:color="#222222" loext:opacity="100%" style:font-name="Arial" fo:font-size="9.75pt" fo:letter-spacing="normal" fo:font-style="normal" fo:font-weight="bold" officeooo:rsid="00701d6c" style:font-weight-asian="bold" style:font-weight-complex="bold"/>
    </style:style>
    <style:style style:name="T36" style:family="text">
      <style:text-properties fo:font-variant="normal" fo:text-transform="none" fo:color="#222222" loext:opacity="100%" style:font-name="Arial" fo:font-size="9.75pt" fo:letter-spacing="normal" fo:font-style="normal" fo:font-weight="bold" officeooo:rsid="007221e4" style:font-weight-asian="bold" style:font-weight-complex="bold"/>
    </style:style>
    <style:style style:name="T37" style:family="text">
      <style:text-properties fo:font-variant="normal" fo:text-transform="none" fo:color="#222222" loext:opacity="100%" style:font-name="Arial" fo:font-size="9.75pt" fo:letter-spacing="normal" fo:font-style="italic" fo:font-weight="normal"/>
    </style:style>
    <style:style style:name="T38" style:family="text">
      <style:text-properties fo:font-variant="normal" fo:text-transform="none" fo:color="#222222" loext:opacity="100%" style:font-name="Arial" fo:font-size="9.75pt" fo:letter-spacing="normal" fo:font-style="italic" fo:font-weight="normal" officeooo:rsid="0047c4df"/>
    </style:style>
    <style:style style:name="T39" style:family="text">
      <style:text-properties fo:color="#222222" loext:opacity="100%" style:font-name="Arial" fo:font-size="9.75pt" fo:letter-spacing="normal" fo:font-style="italic" fo:font-weight="normal"/>
    </style:style>
    <style:style style:name="T40" style:family="text">
      <style:text-properties officeooo:rsid="004273fa"/>
    </style:style>
    <style:style style:name="T41" style:family="text">
      <style:text-properties officeooo:rsid="004716a0"/>
    </style:style>
    <style:style style:name="T42" style:family="text">
      <style:text-properties officeooo:rsid="004c49af"/>
    </style:style>
    <style:style style:name="T43" style:family="text">
      <style:text-properties officeooo:rsid="004f6c88"/>
    </style:style>
    <style:style style:name="T44" style:family="text">
      <style:text-properties officeooo:rsid="0051235e"/>
    </style:style>
    <style:style style:name="T45" style:family="text">
      <style:text-properties officeooo:rsid="0052fd92"/>
    </style:style>
    <style:style style:name="T46" style:family="text">
      <style:text-properties officeooo:rsid="0053126f"/>
    </style:style>
    <style:style style:name="T47" style:family="text">
      <style:text-properties officeooo:rsid="0055dec1"/>
    </style:style>
    <style:style style:name="T48" style:family="text">
      <style:text-properties officeooo:rsid="00573274"/>
    </style:style>
    <style:style style:name="T49" style:family="text">
      <style:text-properties officeooo:rsid="005aea7d"/>
    </style:style>
    <style:style style:name="T50" style:family="text">
      <style:text-properties officeooo:rsid="005bbbcf"/>
    </style:style>
    <style:style style:name="T51" style:family="text">
      <style:text-properties officeooo:rsid="005d9524"/>
    </style:style>
    <style:style style:name="T52" style:family="text">
      <style:text-properties officeooo:rsid="005f346c"/>
    </style:style>
    <style:style style:name="T53" style:family="text">
      <style:text-properties officeooo:rsid="006076b9"/>
    </style:style>
    <style:style style:name="T54" style:family="text">
      <style:text-properties officeooo:rsid="0061652e"/>
    </style:style>
    <style:style style:name="T55" style:family="text">
      <style:text-properties officeooo:rsid="0063d737"/>
    </style:style>
    <style:style style:name="T56" style:family="text">
      <style:text-properties officeooo:rsid="00667ec8"/>
    </style:style>
    <style:style style:name="T57" style:family="text">
      <style:text-properties officeooo:rsid="0069c96a"/>
    </style:style>
    <style:style style:name="T58" style:family="text">
      <style:text-properties officeooo:rsid="006b267f"/>
    </style:style>
    <style:style style:name="T59" style:family="text">
      <style:text-properties officeooo:rsid="006b82b8"/>
    </style:style>
    <style:style style:name="T60" style:family="text">
      <style:text-properties officeooo:rsid="006c7154"/>
    </style:style>
    <style:style style:name="T61" style:family="text">
      <style:text-properties officeooo:rsid="006e00f0"/>
    </style:style>
    <style:style style:name="T62" style:family="text">
      <style:text-properties officeooo:rsid="006eab43"/>
    </style:style>
    <style:style style:name="T63" style:family="text">
      <style:text-properties officeooo:rsid="006f8636"/>
    </style:style>
    <style:style style:name="T64" style:family="text">
      <style:text-properties officeooo:rsid="0071b931"/>
    </style:style>
    <style:style style:name="T65" style:family="text">
      <style:text-properties officeooo:rsid="007221e4"/>
    </style:style>
    <style:style style:name="T66" style:family="text">
      <style:text-properties officeooo:rsid="0076c654"/>
    </style:style>
    <style:style style:name="T67" style:family="text">
      <style:text-properties officeooo:rsid="0079fb64"/>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span text:style-name="Strong_20_Emphasis"><text:span text:style-name="T1">Defect</text:span></text:span><text:span text:style-name="Strong_20_Emphasis"> Detection in Industrial Manufacturing: State-of-the-Art Models</text:span></text:h>
      <text:p text:style-name="P7"><text:span text:style-name="Strong_20_Emphasis"/></text:p>
      <text:p text:style-name="P19">In industrial manufacturing, ensuring that products are free from defects before shipment is critical to maintaining quality standards and protecting the company's reputation. Defects can arise at any stage of the manufacturing process, underscoring the necessity for robust and automated defect detection systems <text:span text:style-name="T8">[1]</text:span>.</text:p>
      <text:p text:style-name="P19">Traditionally, companies have relied on human inspection and conventional image processing techniques to identify defects during production. However, these methods are often limited by their dependency on extensive resources and the need for manual feature engineering, which can be both time-consuming and prone to errors.</text:p>
      <text:p text:style-name="P19">Recent advancements in computational power have paved the way for Deep Learning models, which are now achieving state-of-the-art performance in Computer Vision and Image Classification tasks. These models show great promise in revolutionizing <text:span text:style-name="T2">defect</text:span> detection in industrial settings. Despite their effectiveness, <text:span text:style-name="T2">deep learning</text:span> models require vast amounts of annotated data for training and often lack interpretability in their decision-making processes, posing challenges for their widespread adoption in industry.</text:p>
      <text:h text:style-name="Heading_20_2" text:outline-level="2"><text:span text:style-name="Strong_20_Emphasis">Object Detection </text:span><text:span text:style-name="Strong_20_Emphasis"><text:span text:style-name="T20">and Segmentation </text:span></text:span><text:span text:style-name="Strong_20_Emphasis">Models in Industrial Manufacturing</text:span></text:h>
      <text:p text:style-name="P19">Object detection is a critical task in Computer Vision, widely used for defect detection in industrial manufacturing. While object detection focuses on identifying and locating objects within an image, segmentation goes a step further by delineating the precise boundaries of objects, which is crucial in certain applications. Together, these models offer a comprehensive approach to defect detection, and they can be broadly categorized into Two-stage and One-stage object detectors, along with segmentation models that provide pixel-level precision.</text:p>
      <text:list xml:id="list1675686508" text:style-name="L1">
        <text:list-item>
          <text:p text:style-name="P8">Two-Stage Object Detectors</text:p>
        </text:list-item>
      </text:list>
      <text:list text:style-name="L4">
        <text:list-item>
          <text:list>
            <text:list-item>
              <text:p text:style-name="P5"><text:span text:style-name="T4">Faster R-CNN </text:span><text:span text:style-name="T5">[</text:span><text:span text:style-name="T8">2</text:span><text:span text:style-name="T5">] </text:span>is a leading Two-stage object detector that introduces a Region Proposal Network (RPN). This network shares convolutional features with the downstream detection network, enabling nearly cost-free, high-quality region proposals. Faster R-CNN is renowned for its high precision, making it well-suited for tasks that demand detailed and accurate defect detection. However, its processing speed is slower compared to One-stage detectors, which can be a limitation in real-time applications.</text:p>
            </text:list-item>
            <text:list-item>
              <text:p text:style-name="P5"><text:span text:style-name="Strong_20_Emphasis">Feature Pyramid Networks (FPN)</text:span> <text:span text:style-name="T6">[</text:span><text:span text:style-name="T8">3</text:span><text:span text:style-name="T6">]</text:span><text:span text:style-name="T40"> </text:span>is an extension of Faster R-CNN, specifically designed to address the challenge of detecting objects at different scales. FPN enhances the detection of small defects by constructing feature pyramids that represent objects at multiple scales, making it a valuable tool for industrial scenarios where defects can vary significantly in size.</text:p>
              <text:p text:style-name="P4"/>
            </text:list-item>
          </text:list>
        </text:list-item>
      </text:list>
      <text:list xml:id="list82708638514280" text:continue-list="list1675686508" text:style-name="L1">
        <text:list-item>
          <text:p text:style-name="P6"><text:span text:style-name="T3">One-Stage Object Detectors</text:span></text:p>
        </text:list-item>
      </text:list>
      <text:list text:style-name="L7">
        <text:list-item>
          <text:p text:style-name="P20"><text:span text:style-name="Strong_20_Emphasis">YOLO (You Only Look Once)</text:span><text:span text:style-name="T15"> </text:span><text:span text:style-name="T6">[</text:span><text:span text:style-name="T8">4</text:span><text:span text:style-name="T6">]</text:span><text:span text:style-name="T17"> </text:span><text:span text:style-name="T15">is a prominent One-stage object detector that processes the entire image in a single forward pass, directly regressing the location </text:span><text:soft-page-break/><text:span text:style-name="T15">of bounding boxes and classifying objects simultaneously. The YOLO family of architectures has evolved significantly, from the original YOLO to the latest YOLOv8, with each iteration improving speed, accuracy, and ease of deployment.</text:span></text:p>
        </text:list-item>
        <text:list-item>
          <text:p text:style-name="P21"><text:span text:style-name="T15">The main distinction between Two-stage and One-stage detectors lies in their performance trade-offs. Two-stage detectors, such as Faster R-CNN, prioritize accuracy but tend to be slower in detection speed. In contrast, One-stage detectors like YOLO excel in speed, making them more suitable for real-time applications, albeit sometimes at the cost of slightly lower accuracy. Notably, </text:span><text:span text:style-name="T3">YOLOv8 </text:span><text:span text:style-name="T7">[</text:span><text:span text:style-name="T8">5</text:span><text:span text:style-name="T7">]</text:span><text:span text:style-name="T15">, along with earlier versions like YOLOv5, is designed for efficient deployment on edge devices, making it a compelling choice for industrial manufacturing where on-site, real-time defect detection is crucial </text:span><text:span text:style-name="T8">[6-7]</text:span><text:span text:style-name="T15">.</text:span></text:p>
        </text:list-item>
      </text:list>
      <text:list text:continue-list="list82708638514280" text:style-name="L1">
        <text:list-item>
          <text:p text:style-name="P9"><text:span text:style-name="T3">Segmentation Models</text:span></text:p>
        </text:list-item>
      </text:list>
      <text:list text:style-name="L11">
        <text:list-item>
          <text:p text:style-name="P22"><text:span text:style-name="T16">In cases where precise localization and shape detection are critical, </text:span><text:span text:style-name="Strong_20_Emphasis"><text:span text:style-name="T16">semantic segmentation models</text:span></text:span><text:span text:style-name="T16"> such as </text:span><text:span text:style-name="Strong_20_Emphasis"><text:span text:style-name="T19">Mask R-CNN</text:span></text:span><text:span text:style-name="T16"> </text:span><text:span text:style-name="T9">[8]</text:span><text:span text:style-name="T18"> </text:span><text:span text:style-name="T16">are employed. While object detection models identify the presence and location of defects, segmentation models go further by providing pixel-level detail, outlining the exact contours of the defect. Mask R-CNN, which extends Faster R-CNN by adding a branch for predicting segmentation masks, is particularly valuable in industrial settings where understanding the exact geometry of a defect is essential for quality control.</text:span></text:p>
          <text:p text:style-name="P10"><text:span text:style-name="T16"/></text:p>
        </text:list-item>
      </text:list>
      <text:h text:style-name="P2" text:outline-level="2">Robustness in Defect Detection</text:h>
      <text:p text:style-name="P18">Robustness in deep learning models is critical, especially in industrial manufacturing, where models must consistently perform well on new and unseen data. A common challenge is ensuring that a model generalizes effectively beyond the specific data distribution it was trained on, a concept known as data distribution shift. This issue is particularly pronounced in defect detection, where the frequency of defective samples is often scarce, leading to a class imbalance problem. Typically, companies in the industrial manufacturing sector have extensive datasets of acceptable, non-defective products, while records of defective products are significantly less frequent.</text:p>
      <text:p text:style-name="Text_20_body">Moreover, industrial manufacturing environments are characterized by complex scenes and variable conditions, making it even more challenging for computer vision models to perform reliably. One widely adopted strategy to address these challenges is data augmentation.</text:p>
      <text:h text:style-name="Heading_20_2" text:outline-level="2">Data Augmentation for Enhanced Robustness</text:h>
      <text:p text:style-name="P25"><text:span text:style-name="T47">In computer vision, data augmentation traditionally involves techniques such as rotation, flipping, resizing, color transformations, random cropping, noise injection, and blurring. These methods are well-known for preventing models from overfitting, thereby improving their ability to generalize to new and unseen data.</text:span><text:span text:style-name="T49"> </text:span>With the rise of <text:span text:style-name="T3">Generative Adversarial Networks (GANs) </text:span><text:span text:style-name="T13">[9]</text:span>, synthetic data generation has emerged as a powerful tool to tackle issues related to data distribution shifts and class imbalances. By generating photo-realistic images of defective samples, GANs can significantly enhance the training dataset, particularly for classes that are underrepresented. This approach not only mitigates class imbalance but also enriches the training data with varied synthetic <text:soft-page-break/>samples, simulating complex conditions such as illumination changes or occlusions. As a result, data augmentation through synthetic data generation can substantially improve the performance and robustness of defect detection models <text:span text:style-name="T14">[10-11]</text:span>.</text:p>
      <text:h text:style-name="Heading_20_2" text:outline-level="2">Balancing Speed and Accuracy</text:h>
      <text:p text:style-name="P23"><text:span text:style-name="T42">Another crucial aspect of robustness is the detection speed of a model, particularly in scenarios where computational resources are limited. In industrial manufacturing, online defect detection is often necessary due to the continuous nature of production lines. Here, the YOLO family of networks, especially YOLOv8, stands out as a robust choice. YOLO models strike a balance between accuracy, efficiency, and detection speed, and are well-suited for deployment on edge devices. This combination makes YOLOv8 particularly effective in industrial settings, where real-time detection is paramount and computational resources may be constrained.</text:span></text:p>
      <text:h text:style-name="P3" text:outline-level="2" text:is-list-header="true">References</text:h>
      <text:p text:style-name="P16"><text:span text:style-name="T8">[1]</text:span><text:span text:style-name="T41"> </text:span><text:span text:style-name="T22">Jia, Z., Wang, M., &amp; Zhao, S. (2024). A review of deep learning-based approaches for defect detection in smart manufacturing. </text:span><text:span text:style-name="T39">Journal of Optics</text:span><text:span text:style-name="T22">, </text:span><text:span text:style-name="T39">53</text:span><text:span text:style-name="T22">(2), 1345-1351.</text:span></text:p>
      <text:p text:style-name="P11"><text:span text:style-name="T5">[</text:span><text:span text:style-name="T8">2</text:span><text:span text:style-name="T5">]</text:span><text:span text:style-name="T21"> </text:span><text:span text:style-name="T24">Ren, S., He, K., Girshick, R., Sun, J.: Faster R-CNN: towards real-time object detection with region proposal networks. In: Advances in Neural Information Processing Systems, 28 (2015)</text:span></text:p>
      <text:p text:style-name="P12"><text:span text:style-name="T30">[</text:span><text:span text:style-name="T33">3]</text:span><text:span text:style-name="T30"> </text:span><text:span text:style-name="T22">Lin, T. Y., Dollár, P., Girshick, R., He, K., Hariharan, B., &amp; Belongie, S. (2017). Feature pyramid networks for object detection. In </text:span><text:span text:style-name="T37">Proceedings of the IEEE conference on computer vision and pattern recognition</text:span><text:span text:style-name="T22"> (pp. 2117-2125).</text:span></text:p>
      <text:p text:style-name="P13"><text:span text:style-name="T31">[</text:span><text:span text:style-name="T33">4</text:span><text:span text:style-name="T31">]</text:span><text:span text:style-name="T23"> </text:span><text:span text:style-name="T22">Redmon, J., Divvala, S., Girshick, R., &amp; Farhadi, A. (2016). You only look once: Unified, real-time object detection. In </text:span><text:span text:style-name="T37">Proceedings of the IEEE conference on computer vision and pattern recognition</text:span><text:span text:style-name="T22"> (pp. 779-788).</text:span></text:p>
      <text:p text:style-name="P14"><text:span text:style-name="T31">[</text:span><text:span text:style-name="T33">5</text:span><text:span text:style-name="T29">]</text:span><text:span text:style-name="T22"> Jocher, G., Chaurasia, A., Qiu, J.: Ultralytics yolov8 (2023)</text:span></text:p>
      <text:p text:style-name="P15"><text:span text:style-name="T32">[</text:span><text:span text:style-name="T33">6</text:span><text:span text:style-name="T32">] </text:span><text:span text:style-name="T22">Sohan, M., Sai Ram, T., Reddy, R., &amp; Venkata, C. (2024). A review on yolov8 and its advancements. In </text:span><text:span text:style-name="T37">International Conference on Data Intelligence and Cognitive Informatics</text:span><text:span text:style-name="T22"> (pp. 529-545). Springer, Singapore.</text:span></text:p>
      <text:p text:style-name="P16"><text:span text:style-name="T33">[7]</text:span><text:span text:style-name="T25"> </text:span><text:span text:style-name="T22">Hussain, M. (2023). YOLO-v1 to YOLO-v8, the Rise of YOLO and Its Complementary Nature toward Digital Manufacturing and Industrial Defect Detection. Machines, 11 (7), 677.</text:span></text:p>
      <text:p text:style-name="P17"><text:span text:style-name="T33">[</text:span><text:span text:style-name="T34">8]</text:span><text:span text:style-name="T26"> </text:span><text:span text:style-name="T22">He, K., Gkioxari, G., Dollár, P., &amp; Girshick, R. (2017). Mask r-cnn. In </text:span><text:span text:style-name="T37">Proceedings of the IEEE international conference on computer vision</text:span><text:span text:style-name="T22"> (pp. 2961-2969).</text:span></text:p>
      <text:p text:style-name="P24"><text:span text:style-name="T34">[</text:span><text:span text:style-name="T35">9]</text:span><text:span text:style-name="T27"> </text:span><text:span text:style-name="T22">Goodfellow, I., Pouget-Abadie, J., Mirza, M., Xu, B., Warde-Farley, D., Ozair, S., Courville, A., and Bengio, Y. Generative adversarial nets. In Advances in neural information processing systems, pp. 2672–2680, 2014.</text:span></text:p>
      <text:p text:style-name="P17"><text:span text:style-name="T36">[10] </text:span><text:span text:style-name="T26">Saiz, F. A., Alfaro, G., Barandiaran, I., &amp; Graña, M. (2021). Generative adversarial networks to improve the robustness of visual defect segmentation by semantic networks in manufacturing components. </text:span><text:span text:style-name="T38">Applied Sciences</text:span><text:span text:style-name="T26">, </text:span><text:span text:style-name="T38">11</text:span><text:span text:style-name="T26">(14), 6368.</text:span></text:p>
      <text:p text:style-name="P17"><text:span text:style-name="T36">[11] </text:span><text:span text:style-name="T26">Antony, J., Hegiste, V., Nazeri, A., Tavakoli, H., Walunj, S., Plociennik, C., &amp; Ruskowski, M. (2023, September). Enhancing Object Detection Performance for Small Objects Through Synthetic Data Generation and Proportional Class-Balancing Technique: A Comparative Study in Industrial Scenarios. In </text:span><text:span text:style-name="T38">European Symposium on Artificial Intelligence in Manufacturing</text:span><text:span text:style-name="T26"> (pp. 90-105). Cham: Springer Nature Switzerland.</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officeooo:rsid="00406edc"/>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9T02:31:59.050861501</meta:creation-date>
    <meta:generator>LibreOffice/24.2.5.2$Linux_X86_64 LibreOffice_project/420$Build-2</meta:generator>
    <dc:date>2024-08-29T08:21:10.855907502</dc:date>
    <meta:editing-duration>PT4H24M37S</meta:editing-duration>
    <meta:editing-cycles>78</meta:editing-cycles>
    <meta:document-statistic meta:table-count="0" meta:image-count="0" meta:object-count="0" meta:page-count="3" meta:paragraph-count="35" meta:word-count="1321" meta:character-count="9350" meta:non-whitespace-character-count="8073"/>
  </office:meta>
</office:document-meta>
</file>